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44" style:family="paragraph" style:parent-style-name="Footnote">
      <style:text-properties style:font-name="Liberation Sans" officeooo:paragraph-rsid="10a68734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text-properties officeooo:paragraph-rsid="0fc21b80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db91b2"/>
    </style:style>
    <style:style style:name="P74" style:family="paragraph" style:parent-style-name="Standard">
      <style:text-properties officeooo:rsid="0dde9a1c" officeooo:paragraph-rsid="0fdc0816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d0b68a"/>
    </style:style>
    <style:style style:name="P80" style:family="paragraph" style:parent-style-name="Standard">
      <style:text-properties officeooo:paragraph-rsid="0fdc0816"/>
    </style:style>
    <style:style style:name="P81" style:family="paragraph" style:parent-style-name="Standard">
      <style:text-properties officeooo:paragraph-rsid="0fd655f2"/>
    </style:style>
    <style:style style:name="P82" style:family="paragraph" style:parent-style-name="Standard">
      <style:text-properties officeooo:paragraph-rsid="0ff397b4"/>
    </style:style>
    <style:style style:name="P83" style:family="paragraph" style:parent-style-name="Standard">
      <style:text-properties officeooo:paragraph-rsid="0ff3c339"/>
    </style:style>
    <style:style style:name="P84" style:family="paragraph" style:parent-style-name="Standard">
      <style:text-properties officeooo:paragraph-rsid="0ff658a1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c8b5238"/>
    </style:style>
    <style:style style:name="P87" style:family="paragraph" style:parent-style-name="Standard">
      <style:paragraph-properties fo:text-align="center" style:justify-single-word="false"/>
      <style:text-properties officeooo:paragraph-rsid="0d1ec96e"/>
    </style:style>
    <style:style style:name="P88" style:family="paragraph" style:parent-style-name="Standard">
      <style:paragraph-properties fo:text-align="center" style:justify-single-word="false"/>
      <style:text-properties officeooo:paragraph-rsid="0d8c21b9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e38fc62"/>
    </style:style>
    <style:style style:name="P91" style:family="paragraph" style:parent-style-name="Standard">
      <style:paragraph-properties fo:text-align="center" style:justify-single-word="false"/>
      <style:text-properties officeooo:paragraph-rsid="1032d702"/>
    </style:style>
    <style:style style:name="P92" style:family="paragraph" style:parent-style-name="Standard">
      <style:paragraph-properties fo:text-align="center" style:justify-single-word="false"/>
      <style:text-properties officeooo:paragraph-rsid="10178c94"/>
    </style:style>
    <style:style style:name="P93" style:family="paragraph" style:parent-style-name="Standard">
      <style:paragraph-properties fo:text-align="center" style:justify-single-word="false"/>
      <style:text-properties officeooo:paragraph-rsid="1035cc54"/>
    </style:style>
    <style:style style:name="P94" style:family="paragraph" style:parent-style-name="Standard">
      <style:paragraph-properties fo:text-align="center" style:justify-single-word="false"/>
      <style:text-properties officeooo:paragraph-rsid="0e0bda5c"/>
    </style:style>
    <style:style style:name="P95" style:family="paragraph" style:parent-style-name="Standard">
      <style:paragraph-properties fo:text-align="center" style:justify-single-word="false"/>
      <style:text-properties officeooo:paragraph-rsid="10b9c618"/>
    </style:style>
    <style:style style:name="P96" style:family="paragraph" style:parent-style-name="Standard">
      <style:text-properties officeooo:paragraph-rsid="10435a16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Standard">
      <style:text-properties officeooo:paragraph-rsid="1077d862"/>
    </style:style>
    <style:style style:name="P99" style:family="paragraph" style:parent-style-name="Standard">
      <style:text-properties officeooo:paragraph-rsid="10b1938e"/>
    </style:style>
    <style:style style:name="P100" style:family="paragraph" style:parent-style-name="Standard">
      <style:text-properties officeooo:paragraph-rsid="10b3a638"/>
    </style:style>
    <style:style style:name="P101" style:family="paragraph" style:parent-style-name="Standard">
      <style:text-properties officeooo:paragraph-rsid="10b601b0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3" style:family="paragraph" style:parent-style-name="Standard" style:list-style-name="L1">
      <style:paragraph-properties fo:break-before="page"/>
      <style:text-properties officeooo:paragraph-rsid="0fd655f2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9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0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font-size="10pt" style:font-size-asian="10pt" style:font-size-complex="10pt"/>
    </style:style>
    <style:style style:name="T22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3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1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2" style:family="text">
      <style:text-properties style:text-line-through-style="none" style:text-line-through-type="none" style:font-name="Liberation Sans" style:text-underline-style="none" officeooo:rsid="0673d7fc"/>
    </style:style>
    <style:style style:name="T24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4" style:family="text">
      <style:text-properties style:text-line-through-style="none" style:text-line-through-type="none" style:font-name="Liberation Sans" style:text-underline-style="none" officeooo:rsid="0b0f3a36"/>
    </style:style>
    <style:style style:name="T245" style:family="text">
      <style:text-properties fo:language="en" fo:country="GB"/>
    </style:style>
    <style:style style:name="T24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7" style:family="text">
      <style:text-properties fo:language="en" fo:country="GB" officeooo:rsid="0f28d107"/>
    </style:style>
    <style:style style:name="T248" style:family="text">
      <style:text-properties fo:language="en" fo:country="GB" style:text-underline-style="none"/>
    </style:style>
    <style:style style:name="T249" style:family="text">
      <style:text-properties style:font-name="Liberation Mono" fo:font-size="11pt" style:font-size-asian="11pt" style:font-size-complex="11pt"/>
    </style:style>
    <style:style style:name="T250" style:family="text">
      <style:text-properties style:font-name="Liberation Mono" fo:font-size="8pt" style:font-size-asian="8pt" style:font-size-complex="8pt" loext:padding="0.049cm" loext:border="0.31pt solid #000000"/>
    </style:style>
    <style:style style:name="T251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2" style:family="text">
      <style:text-properties officeooo:rsid="102b859b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officeooo:rsid="1035cc54" style:font-weight-asian="bold" style:font-weight-complex="bold"/>
    </style:style>
    <style:style style:name="T255" style:family="text">
      <style:text-properties fo:font-weight="bold" officeooo:rsid="103b85c2" style:font-weight-asian="bold" style:font-weight-complex="bold"/>
    </style:style>
    <style:style style:name="T256" style:family="text">
      <style:text-properties fo:font-weight="bold" officeooo:rsid="10b6b930" style:font-weight-asian="bold" style:font-weight-complex="bold"/>
    </style:style>
    <style:style style:name="T257" style:family="text">
      <style:text-properties officeooo:rsid="1035cc54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9" style:family="text">
      <style:text-properties officeooo:rsid="0fed6741"/>
    </style:style>
    <style:style style:name="T270" style:family="text">
      <style:text-properties officeooo:rsid="10a19599"/>
    </style:style>
    <style:style style:name="T271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Strong_20_Emphasis"><text:span text:style-name="T146">Checklist for installing</text:span></text:span><text:span text:style-name="T173"> </text:span><text:span text:style-name="T173"><text:user-field-get text:name="Distro">Debian</text:user-field-get></text:span><text:span text:style-name="T174"><text:s/></text:span><text:span text:style-name="T174"><text:user-field-get text:name="Version">12</text:user-field-get></text:span><text:span text:style-name="T175"><text:note text:id="ftn1" text:note-class="footnote"><text:note-citation>1</text:note-citation><text:note-body><text:p text:style-name="P44"><text:span text:style-name="T262">This </text:span><text:span text:style-name="Strong_20_Emphasis"><text:span text:style-name="T260"><text:user-field-get text:name="Distro">Debian</text:user-field-get></text:span></text:span><text:span text:style-name="T263"><text:s/></text:span><text:span text:style-name="T267"><text:user-field-get text:name="Version">12</text:user-field-get></text:span><text:span text:style-name="T267"><text:s/></text:span><text:span text:style-name="Strong_20_Emphasis"><text:span text:style-name="T261"><text:user-field-get text:name="Edition">Desktop</text:user-field-get></text:span></text:span><text:span text:style-name="T262"><text:s/>(codename </text:span><text:span text:style-name="T264">bookworm</text:span><text:span text:style-name="T262">) from </text:span><text:span text:style-name="T265">June</text:span><text:span text:style-name="T262"> </text:span><text:span text:style-name="Strong_20_Emphasis"><text:span text:style-name="T268"><text:user-field-get text:name="Releaseyear">2023</text:user-field-get></text:span></text:span><text:span text:style-name="T262"><text:s/>is a so-called LTS version (stands for Long-Term Support) and is supported for 5 years until </text:span><text:span text:style-name="T266">June</text:span><text:span text:style-name="T262"> </text:span><text:span text:style-name="T170">202</text:span><text:span text:style-name="T172">8</text:span><text:span text:style-name="T171">.</text:span></text:p></text:note-body></text:note></text:span><text:span text:style-name="T176"><text:s/></text:span><text:span text:style-name="T176"><text:user-field-get text:name="Edition">Desktop</text:user-field-get></text:span><text:span text:style-name="T177">.</text:span></text:p>
      <text:p text:style-name="P59"><text:span text:style-name="Strong_20_Emphasis"><text:span text:style-name="T98"/></text:span></text:p>
      <text:p text:style-name="P59"><text:span text:style-name="Strong_20_Emphasis"><text:span text:style-name="T231">This is a fillable PDF, no printing required.</text:span></text:span></text:p>
      <text:p text:style-name="P63"><text:span text:style-name="Strong_20_Emphasis"><text:span text:style-name="T139"/></text:span></text:p>
      <text:p text:style-name="P60"><text:span text:style-name="T18">Fill in the </text:span><text:span text:style-name="Strong_20_Emphasis"><text:span text:style-name="T233"><text:s/></text:span></text:span><text:span text:style-name="Strong_20_Emphasis"><text:span text:style-name="T232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5"><text:span text:style-name="Definition"><text:span text:style-name="T246">user</text:span></text:span><text:span text:style-name="T189"><text:tab/><text:tab/></text:span><text:span text:style-name="T188"> <text:tab/><text:tab/><text:tab/> </text:span><text:span text:style-name="T190"><draw:control text:anchor-type="as-char" svg:y="-0.4cm" draw:z-index="14" draw:name="Gebruiker 1" draw:style-name="gr2" draw:text-style-name="P108" svg:width="6.4cm" svg:height="0.6cm" draw:control="control13"><svg:title>Gebruiker</svg:title><svg:desc>Volledige naam, bijv. Jan Stek</svg:desc></draw:control></text:span><text:span text:style-name="T190"><text:s text:c="2"/></text:span><text:span text:style-name="T191">[</text:span><text:span text:style-name="T196">F</text:span><text:span text:style-name="T197">ull </text:span><text:span text:style-name="T183">na</text:span><text:span text:style-name="T184">me,</text:span><text:span text:style-name="T183"> </text:span><text:span text:style-name="T184">e.g.</text:span><text:span text:style-name="T183"> </text:span><text:span text:style-name="T185">J</text:span><text:span text:style-name="T200">oh</text:span><text:span text:style-name="T185">n </text:span><text:span text:style-name="T187">Doe</text:span><text:span text:style-name="T199">]</text:span></text:p>
      <text:p text:style-name="P98"><text:span text:style-name="Definition"><text:span text:style-name="T182">USER</text:span></text:span><text:span text:style-name="Definition"><text:span text:style-name="T245">na</text:span></text:span><text:span text:style-name="Definition"><text:span text:style-name="T247">me</text:span></text:span><text:span text:style-name="T181"><text:tab/><text:tab/><text:tab/> </text:span><text:span text:style-name="T181"><draw:control text:anchor-type="as-char" svg:y="-0.4cm" draw:z-index="15" draw:name="Gberuikersnaam 2" draw:style-name="gr2" draw:text-style-name="P108" svg:width="6.4cm" svg:height="0.6cm" draw:control="control14"><svg:title>Gebruikersnaam</svg:title><svg:desc>Korte naam, bijv. jan</svg:desc></draw:control></text:span><text:span text:style-name="T181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47">j</text:span><text:span text:style-name="T149">oh</text:span><text:span text:style-name="T147">n</text:span><text:span text:style-name="T148">]</text:span></text:p>
      <text:p text:style-name="P65"><text:span text:style-name="Definition"><text:span text:style-name="T245">COMPUTERNA</text:span></text:span><text:span text:style-name="Definition"><text:span text:style-name="T247">me</text:span></text:span><text:span text:style-name="T201"><text:tab/> </text:span><text:span text:style-name="T245"><draw:control text:anchor-type="as-char" svg:y="-0.4cm" draw:z-index="16" draw:name="Computernaam 1" draw:style-name="gr2" draw:text-style-name="P108" svg:width="6.4cm" svg:height="0.6cm" draw:control="control15"><svg:title>Computernaam</svg:title><svg:desc>Unieke naam van de computer</svg:desc></draw:control></text:span><text:span text:style-name="T245"><text:s text:c="2"/></text:span><text:span text:style-name="T204">[</text:span><text:span text:style-name="T208">N</text:span><text:span text:style-name="T202">a</text:span><text:span text:style-name="T205">me of the</text:span><text:span text:style-name="T202"> compute</text:span><text:span text:style-name="T203">r, </text:span><text:span text:style-name="T205">e.g.</text:span><text:span text:style-name="T206"> </text:span><text:span text:style-name="T207">pc02</text:span><text:span text:style-name="T204">]</text:span></text:p>
      <text:p text:style-name="P65"><text:span text:style-name="Definition"><text:span text:style-name="T210">USER</text:span></text:span><text:span text:style-name="T209"><text:tab/><text:tab/></text:span><text:span text:style-name="T188"> <text:tab/><text:tab/><text:tab/> </text:span><text:span text:style-name="T190"><draw:control text:anchor-type="as-char" svg:y="-0.4cm" draw:z-index="17" draw:name="Gebruiker 2" draw:style-name="gr2" draw:text-style-name="P108" svg:width="6.4cm" svg:height="0.6cm" draw:control="control16"><svg:title>Gebruiker</svg:title><svg:desc>Volledige naam, bijv. Jan Stek</svg:desc></draw:control></text:span><text:span text:style-name="T190"><text:s text:c="2"/></text:span><text:span text:style-name="T191">[</text:span><text:span text:style-name="T196">F</text:span><text:span text:style-name="T192">ull </text:span><text:span text:style-name="T193">na</text:span><text:span text:style-name="T194">me</text:span><text:span text:style-name="T193"> possibly </text:span><text:span text:style-name="T198">2</text:span><text:span text:style-name="T223">nd</text:span><text:span text:style-name="T198"> </text:span><text:span text:style-name="T195">user</text:span><text:span text:style-name="T186">]</text:span></text:p>
      <text:p text:style-name="P98"><text:span text:style-name="Definition"><text:span text:style-name="T210">USERN</text:span></text:span><text:span text:style-name="Definition"><text:span text:style-name="T211">a</text:span></text:span><text:span text:style-name="Definition"><text:span text:style-name="T212">me</text:span></text:span><text:span text:style-name="Definition"><text:span text:style-name="T217"><text:tab/><text:tab/><text:tab/> </text:span></text:span><text:span text:style-name="T217"><draw:control text:anchor-type="as-char" svg:y="-0.4cm" draw:z-index="18" draw:name="Gberuikersnaam 1" draw:style-name="gr2" draw:text-style-name="P108" svg:width="6.4cm" svg:height="0.6cm" draw:control="control17"><svg:title>Gebruikersnaam</svg:title><svg:desc>Korte naam, bijv. jan</svg:desc></draw:control></text:span><text:span text:style-name="T217"><text:s text:c="2"/></text:span><text:span text:style-name="T214">[</text:span><text:span text:style-name="T216">U</text:span><text:span text:style-name="T215">ser</text:span><text:span text:style-name="T213"> </text:span><text:span text:style-name="T219">na</text:span><text:span text:style-name="T220">me</text:span><text:span text:style-name="T219"> possibly </text:span><text:span text:style-name="T222">2</text:span><text:span text:style-name="T224">nd</text:span><text:span text:style-name="T222"> </text:span><text:span text:style-name="T221">user</text:span><text:span text:style-name="T218">]</text:span></text:p>
      <text:p text:style-name="P65"><text:span text:style-name="T150">Replace the </text:span><text:span text:style-name="T162">underlined</text:span><text:span text:style-name="T150"> words in this checklist with those in the </text:span><text:span text:style-name="Strong_20_Emphasis"><text:span text:style-name="T39">te</text:span></text:span><text:span text:style-name="Strong_20_Emphasis"><text:span text:style-name="T54">x</text:span></text:span><text:span text:style-name="Strong_20_Emphasis"><text:span text:style-name="T39">t </text:span></text:span><text:span text:style-name="Strong_20_Emphasis"><text:span text:style-name="T54">box</text:span></text:span><text:span text:style-name="T150">.</text:span></text:p>
      <text:p text:style-name="P18"/>
      <text:p text:style-name="P18"/>
      <text:p text:style-name="P66"><text:span text:style-name="T158">Not yet on Linux?</text:span><text:span text:style-name="T151"><text:tab/></text:span><text:span text:style-name="Strong_20_Emphasis"><text:span text:style-name="T66"><draw:control text:anchor-type="as-char" draw:z-index="20" draw:name="Vorm 2" draw:style-name="gr1" draw:text-style-name="P107" svg:width="0.35cm" svg:height="0.35cm" draw:control="control19"/></text:span></text:span><text:span text:style-name="T156"><text:tab/></text:span><text:span text:style-name="T157">Use</text:span><text:span text:style-name="T152"> </text:span><text:span text:style-name="Strong_20_Emphasis"><text:span text:style-name="T160">Checklist </text:span></text:span><text:span text:style-name="Strong_20_Emphasis"><text:span text:style-name="T161">transfer</text:span></text:span><text:span text:style-name="T152"> o</text:span><text:span text:style-name="T155">n</text:span><text:span text:style-name="T15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3"> </text:span><text:span text:style-name="T155">u</text:span><text:span text:style-name="T153">nder </text:span><text:span text:style-name="T159">Linux</text:span><text:span text:style-name="T154">.</text:span></text:p>
      <text:p text:style-name="P61"><text:span text:style-name="T240">New installation?</text:span><text:span text:style-name="T242"><text:tab/><text:tab/></text:span><text:span text:style-name="Strong_20_Emphasis"><text:span text:style-name="T234"><draw:control text:anchor-type="as-char" draw:z-index="19" draw:name="Vorm 1" draw:style-name="gr1" draw:text-style-name="P107" svg:width="0.35cm" svg:height="0.35cm" draw:control="control18"/></text:span></text:span><text:span text:style-name="T243"><text:tab/>Start at chapter </text:span><text:span text:style-name="T241"><text:bookmark-ref text:reference-format="page" text:ref-name="__RefNumPara__4009_12717081281">2</text:bookmark-ref></text:span><text:span text:style-name="T241"><text:s text:c="2"/></text:span><text:span text:style-name="T241"><text:bookmark-ref text:reference-format="text" text:ref-name="__RefNumPara__4009_12717081281">Perform installation</text:bookmark-ref></text:span><text:span text:style-name="T244">.</text:span></text:p>
      <text:p text:style-name="P62"/>
      <text:p text:style-name="P64"><text:span text:style-name="Strong_20_Emphasis"><text:span text:style-name="T34"/></text:span></text:p>
      <text:list text:style-name="L1">
        <text:list-item>
          <text:p text:style-name="P104"><text:bookmark-start text:name="__RefNumPara__4083_1271708128"/>Prepar<text:span text:style-name="T252">e</text:span> installation<text:bookmark-end text:name="__RefNumPara__4083_1271708128"/></text:p>
        </text:list-item>
      </text:list>
      <text:p text:style-name="P5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5"><text:span text:style-name="Strong_20_Emphasis"><text:span text:style-name="T66"><draw:control text:anchor-type="as-char" draw:z-index="2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66"><draw:control text:anchor-type="as-char" draw:z-index="9" draw:name="Vorm 5" draw:style-name="gr1" draw:text-style-name="P107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36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53"><text:span text:style-name="User_20_Entry"><text:span text:style-name="T104">Login any additional </text:span></text:span><text:span text:style-name="Definition"><text:span text:style-name="T227">USER</text:span></text:span><text:span text:style-name="User_20_Entry"><text:span text:style-name="T105">s</text:span></text:span><text:span text:style-name="User_20_Entry"><text:span text:style-name="T109">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6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5"><text:span text:style-name="Strong_20_Emphasis"><text:span text:style-name="T29"><draw:control text:anchor-type="as-char" draw:z-index="22" draw:name="Vorm 3" draw:style-name="gr1" draw:text-style-name="P107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100"><text:span text:style-name="Strong_20_Emphasis"><text:span text:style-name="T64">P</text:span></text:span><text:span text:style-name="Strong_20_Emphasis"><text:span text:style-name="T42">ress the </text:span></text:span><text:span text:style-name="Strong_20_Emphasis"><text:span text:style-name="T137">Super</text:span></text:span><text:span text:style-name="Strong_20_Emphasis"><text:span text:style-name="T38"> </text:span></text:span><text:span text:style-name="Strong_20_Emphasis"><text:span text:style-name="T55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50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56">, </text:span></text:span><text:span text:style-name="Strong_20_Emphasis"><text:span text:style-name="T64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6">ter</text:span></text:span><text:span text:style-name="Strong_20_Emphasis"><text:span text:style-name="T77">m</text:span></text:span><text:span text:style-name="Strong_20_Emphasis"><text:span text:style-name="T48"> </text:span></text:span><text:span text:style-name="Strong_20_Emphasis"><text:span text:style-name="T61">a</text:span></text:span><text:span text:style-name="Strong_20_Emphasis"><text:span text:style-name="T56">nd click the </text:span></text:span><text:span text:style-name="Strong_20_Emphasis"><text:span text:style-name="T78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7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0"><text:span text:style-name="Strong_20_Emphasis"><text:span text:style-name="T43">Type these t</text:span></text:span><text:span text:style-name="Strong_20_Emphasis"><text:span text:style-name="T57">hree</text:span></text:span><text:span text:style-name="Strong_20_Emphasis"><text:span text:style-name="T43"> commands, each followed by the</text:span></text:span><text:span text:style-name="Strong_20_Emphasis"><text:span text:style-name="T48"> </text:span></text:span><text:span text:style-name="Strong_20_Emphasis"><text:span text:style-name="T138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2"><text:span text:style-name="User_20_Entry"><text:span text:style-name="T112">sudo</text:span></text:span><text:span text:style-name="User_20_Entry"><text:span text:style-name="T113"> </text:span></text:span><text:span text:style-name="User_20_Entry"><text:span text:style-name="T11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82"><text:span text:style-name="User_20_Entry"><text:span text:style-name="T113">wget karelzimmer.nl/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82"><text:span text:style-name="User_20_Entry"><text:span text:style-name="T113">bash 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1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5"><text:span text:style-name="Strong_20_Emphasis"><text:span text:style-name="T29"><draw:control text:anchor-type="as-char" draw:z-index="23" draw:name="Vorm 4" draw:style-name="gr1" draw:text-style-name="P107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29"><draw:control text:anchor-type="as-char" draw:z-index="24" draw:name="Vorm 6" draw:style-name="gr1" draw:text-style-name="P107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100"><text:span text:style-name="Strong_20_Emphasis"><text:span text:style-name="T64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7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32">, </text:span></text:span><text:span text:style-name="Strong_20_Emphasis"><text:span text:style-name="T135">t</text:span></text:span><text:span text:style-name="Strong_20_Emphasis"><text:span text:style-name="T44">ype </text:span></text:span><text:span text:style-name="Strong_20_Emphasis"><text:span text:style-name="T80">menu</text:span></text:span><text:span text:style-name="Strong_20_Emphasis"><text:span text:style-name="T44"> and click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0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0">Select </text:span></text:span><text:span text:style-name="Strong_20_Emphasis"><text:span text:style-name="T81">1 <text:s/>Prepar</text:span></text:span><text:span text:style-name="Strong_20_Emphasis"><text:span text:style-name="T84">e </text:span></text:span><text:span text:style-name="Strong_20_Emphasis"><text:span text:style-name="T81">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3"><text:span text:style-name="Strong_20_Emphasis"><text:span text:style-name="T49">Follow the instructions on the screen.</text:span></text:span></text:p>
          </table:table-cell>
        </table:table-row>
      </table:table>
      <text:p text:style-name="P58"><text:span text:style-name="Strong_20_Emphasis"><text:span text:style-name="T2"/></text:span></text:p>
      <text:list text:continue-numbering="true" text:style-name="L1">
        <text:list-item>
          <text:p text:style-name="P103"><text:bookmark-start text:name="__RefNumPara__4009_12717081281"/><text:span text:style-name="Strong_20_Emphasis"><text:span text:style-name="T163">Perform installation</text:span></text:span><text:bookmark-end text:name="__RefNumPara__4009_12717081281"/></text:p>
        </text:list-item>
      </text:list>
      <text:p text:style-name="P81"><text:span text:style-name="Strong_20_Emphasis"><text:span text:style-name="T16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5"><text:span text:style-name="Strong_20_Emphasis"><text:span text:style-name="T66"><draw:control text:anchor-type="as-char" draw:z-index="3" draw:name="Vorm9" draw:style-name="gr1" draw:text-style-name="P107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96"><text:span text:style-name="T164">Boot the computer from</text:span><text:span text:style-name="T166"><text:note text:id="ftn4" text:note-class="footnote"><text:note-citation>1</text:note-citation><text:note-body><text:p text:style-name="P14"><text:span text:style-name="T110">Boot menu/Setup via one of the </text:span><text:span text:style-name="T111">f</text:span><text:span text:style-name="T110">requently used keys:</text:span> <text:span text:style-name="T251">Esc</text:span>, <text:span text:style-name="T251">Delete</text:span>, <text:span text:style-name="T251">F1</text:span>, <text:span text:style-name="T251">F2</text:span>, <text:span text:style-name="T251">F9</text:span>, <text:span text:style-name="T251">F10</text:span>, <text:span text:style-name="T251">F11</text:span>, <text:span text:style-name="T269">or </text:span><text:span text:style-name="T251">F12</text:span>.</text:p></text:note-body></text:note></text:span><text:span text:style-name="T164"> an </text:span><text:span text:style-name="T140"><text:user-field-get text:name="Distro">Debian</text:user-field-get></text:span><text:span text:style-name="T141"><text:s/></text:span><text:span text:style-name="T141"><text:user-field-get text:name="Version">12</text:user-field-get></text:span><text:span text:style-name="T141"><text:s/></text:span><text:span text:style-name="Strong_20_Emphasis"><text:span text:style-name="T144"><text:user-field-get text:name="Edition">Desktop</text:user-field-get></text:span></text:span><text:span text:style-name="Strong_20_Emphasis"><text:span text:style-name="T144"><text:s/></text:span></text:span><text:span text:style-name="T165">Live</text:span><text:span text:style-name="T95"><text:note text:id="ftn5" text:note-class="footnote"><text:note-citation>2</text:note-citation><text:note-body><text:p text:style-name="P19"><text:span text:style-name="T225">From a Live USB stick you can boot and work with </text:span><text:span text:style-name="Strong_20_Emphasis"><text:span text:style-name="T169"><text:user-field-get text:name="Distro">Debian</text:user-field-get></text:span></text:span><text:span text:style-name="Strong_20_Emphasis"><text:span text:style-name="T169"><text:s/></text:span></text:span><text:span text:style-name="T225">without modifying any files on the hard drive and also allows installation of </text:span><text:span text:style-name="Strong_20_Emphasis"><text:span text:style-name="T169"><text:user-field-get text:name="Distro">Debian</text:user-field-get></text:span></text:span><text:span text:style-name="Strong_20_Emphasis"><text:span text:style-name="T169">.</text:span></text:span></text:p></text:note-body></text:note></text:span><text:span text:style-name="T94"> USB stick</text:span><text:span text:style-name="T96"><text:note text:id="ftn6" text:note-class="footnote"><text:note-citation>3</text:note-citation><text:note-body><text:p text:style-name="P97"><text:span text:style-name="Strong_20_Emphasis"><text:span text:style-name="T101">Create a bootable USB stick:<text:line-break/>Download a CD image file (.iso) from</text:span></text:span><text:span text:style-name="Strong_20_Emphasis"><text:span text:style-name="T100"> </text:span></text:span><text:a xlink:type="simple" xlink:href="https://www.debian.org/" text:style-name="Internet_20_link" text:visited-style-name="Visited_20_Internet_20_Link"><text:span text:style-name="Strong_20_Emphasis"><text:span text:style-name="T228">debian.org</text:span></text:span></text:a><text:span text:style-name="Strong_20_Emphasis"><text:span text:style-name="T100">, </text:span></text:span><text:span text:style-name="Strong_20_Emphasis"><text:span text:style-name="T102">click </text:span></text:span><text:span text:style-name="Strong_20_Emphasis"><text:span text:style-name="T106">Other downloads</text:span></text:span><text:span text:style-name="Strong_20_Emphasis"><text:span text:style-name="T102"> (under Downloads) and then click </text:span></text:span><text:span text:style-name="Strong_20_Emphasis"><text:span text:style-name="T106">Live Gnome</text:span></text:span><text:span text:style-name="Strong_20_Emphasis"><text:span text:style-name="T102"> (under Try </text:span></text:span><text:span text:style-name="Strong_20_Emphasis"><text:span text:style-name="T102"><text:user-field-get text:name="Distro">Debian</text:user-field-get></text:span></text:span><text:span text:style-name="Strong_20_Emphasis"><text:span text:style-name="T102"><text:s/>live before installing).</text:span></text:span><text:span text:style-name="Strong_20_Emphasis"><text:span text:style-name="T101"><text:line-break/></text:span></text:span><text:span text:style-name="Strong_20_Emphasis"><text:span text:style-name="T103">The next steps are described in </text:span></text:span><text:span text:style-name="Strong_20_Emphasis"><text:span text:style-name="T107">Linux informati</text:span></text:span><text:span text:style-name="Strong_20_Emphasis"><text:span text:style-name="T108">on</text:span></text:span><text:span text:style-name="Strong_20_Emphasis"><text:span text:style-name="T10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29">karelzimmer.nl/en</text:span></text:span></text:a><text:span text:style-name="Strong_20_Emphasis"><text:span text:style-name="T103">, under </text:span></text:span><text:span text:style-name="Strong_20_Emphasis"><text:span text:style-name="T107">Linux</text:span></text:span><text:span text:style-name="Strong_20_Emphasis"><text:span text:style-name="T103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5"><text:span text:style-name="Strong_20_Emphasis"><text:span text:style-name="T27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1"><text:span text:style-name="Strong_20_Emphasis"><text:span text:style-name="T66"><draw:control text:anchor-type="as-char" draw:z-index="10" draw:name="Vorm4_ 1" draw:style-name="gr1" draw:text-style-name="P107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1"><text:span text:style-name="Strong_20_Emphasis"><text:span text:style-name="T123">Follow the instructions on the </text:span></text:span><text:span text:style-name="Strong_20_Emphasis"><text:span text:style-name="T124">welcome screens</text:span></text:span><text:span text:style-name="Strong_20_Emphasis"><text:span text:style-name="T12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8"><text:span text:style-name="Strong_20_Emphasis"><text:span text:style-name="T66"><draw:control text:anchor-type="as-char" draw:z-index="6" draw:name="Vorm13_1" draw:style-name="gr1" draw:text-style-name="P107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Strong_20_Emphasis"><text:span text:style-name="T32">Start the installation by clicking </text:span></text:span><text:span text:style-name="Strong_20_Emphasis"><text:span text:style-name="T85">Activities</text:span></text:span><text:span text:style-name="Strong_20_Emphasis"><text:span text:style-name="T32"> and clicking </text:span></text:span><text:span text:style-name="Strong_20_Emphasis"><text:span text:style-name="T85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5">When prompted for a password, type '<text:span text:style-name="T249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9" office:value-type="string">
            <text:p text:style-name="P29"><text:span text:style-name="Strong_20_Emphasis"><text:span text:style-name="T127">Follow the instructions on the </text:span></text:span><text:span text:style-name="Strong_20_Emphasis"><text:span text:style-name="T128">installation</text:span></text:span><text:span text:style-name="Strong_20_Emphasis"><text:span text:style-name="T129"> screen</text:span></text:span><text:span text:style-name="Strong_20_Emphasis"><text:span text:style-name="T127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3"><text:span text:style-name="Strong_20_Emphasis"><text:span text:style-name="T66"><draw:control text:anchor-type="as-char" draw:z-index="13" draw:name="Vorm13_ 1" draw:style-name="gr1" draw:text-style-name="P107" svg:width="0.35cm" svg:height="0.35cm" draw:control="control12"/></text:span></text:span></text:p>
          </table:table-cell>
          <table:table-cell table:style-name="_32_._5f_Installatie_5f_uitvoeren.C10" office:value-type="string">
            <text:p text:style-name="P16">At <text:span text:style-name="T253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2"><text:span text:style-name="Strong_20_Emphasis"><text:span text:style-name="T66"/></text:span></text:p>
          </table:table-cell>
          <table:table-cell table:style-name="_32_._5f_Installatie_5f_uitvoeren.C10" office:value-type="string">
            <text:p text:style-name="P32"><text:span text:style-name="T257">At</text:span> <text:span text:style-name="T253">Regio</text:span><text:span text:style-name="T255">n</text:span> <text:span text:style-name="T257">choose</text:span> <text:span text:style-name="T253">Europ</text:span><text:span text:style-name="T254">e</text:span>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2"><text:span text:style-name="Strong_20_Emphasis"><text:span text:style-name="T99"><draw:control text:anchor-type="as-char" draw:z-index="21" draw:name="Vorm13_ 4" draw:style-name="gr1" draw:text-style-name="P107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42"><text:span text:style-name="T271">At</text:span> <text:span text:style-name="T256">Keyboard</text:span>:</text:p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2"/>
          </table:table-cell>
          <table:table-cell table:style-name="_32_._5f_Installatie_5f_uitvoeren.C10" office:value-type="string">
            <text:p text:style-name="P43"><text:span text:style-name="T271">Choose</text:span> <text:span text:style-name="T253">English (US)</text:span> <text:span text:style-name="T271">a</text:span><text:span text:style-name="T270">n</text:span><text:span text:style-name="T271">d</text:span><text:span text:style-name="T270"> </text:span><text:span text:style-name="Strong_20_Emphasis"><text:span text:style-name="T270">English (US, intl., with dead keys)</text:span></text:span><text:span text:style-name="T270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5"><text:span text:style-name="Strong_20_Emphasis"><text:span text:style-name="T66"><draw:control text:anchor-type="as-char" draw:z-index="4" draw:name="Vorm13" draw:style-name="gr1" draw:text-style-name="P107" svg:width="0.35cm" svg:height="0.35cm" draw:control="control3"/></text:span></text:span></text:p>
          </table:table-cell>
          <table:table-cell table:style-name="_32_._5f_Installatie_5f_uitvoeren.C17" office:value-type="string">
            <text:p text:style-name="P77"><text:span text:style-name="Strong_20_Emphasis"><text:span text:style-name="T68">At </text:span></text:span><text:span text:style-name="Strong_20_Emphasis"><text:span text:style-name="T87">Users</text:span></text:span><text:span text:style-name="Strong_20_Emphasis"><text:span text:style-name="T70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84"><text:span text:style-name="Strong_20_Emphasis"><text:span text:style-name="T74">E</text:span></text:span><text:span text:style-name="Strong_20_Emphasis"><text:span text:style-name="T67">nter </text:span></text:span><text:span text:style-name="Strong_20_Emphasis"><text:span text:style-name="T87">What is your name</text:span></text:span><text:span text:style-name="Strong_20_Emphasis"><text:span text:style-name="T86"> </text:span></text:span><text:span text:style-name="Definition"><text:span text:style-name="T12">USER</text:span></text:span><text:span text:style-name="Strong_20_Emphasis"><text:span text:style-name="T71">, <text:line-break/></text:span></text:span><text:span text:style-name="Strong_20_Emphasis"><text:span text:style-name="T91">What name do you want to use to log in</text:span></text:span><text:span text:style-name="Strong_20_Emphasis"><text:span text:style-name="T72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2">,<text:line-break/></text:span></text:span><text:span text:style-name="Strong_20_Emphasis"><text:span text:style-name="T92">What is the na</text:span></text:span><text:span text:style-name="Strong_20_Emphasis"><text:span text:style-name="T91">me of </text:span></text:span><text:span text:style-name="Strong_20_Emphasis"><text:span text:style-name="T93">this</text:span></text:span><text:span text:style-name="Strong_20_Emphasis"><text:span text:style-name="T91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2">, </text:span></text:span><text:span text:style-name="Strong_20_Emphasis"><text:span text:style-name="T75">and</text:span></text:span><text:span text:style-name="Strong_20_Emphasis"><text:span text:style-name="T72"><text:line-break/></text:span></text:span><text:span text:style-name="Strong_20_Emphasis"><text:span text:style-name="T73">enter a </text:span></text:span><text:span text:style-name="Strong_20_Emphasis"><text:span text:style-name="T88">password</text:span></text:span><text:span text:style-name="Strong_20_Emphasis"><text:span text:style-name="T73"> twice.</text:span></text:span></text:p>
          </table:table-cell>
        </table:table-row>
      </table:table>
      <text:p text:style-name="P49"><text:span text:style-name="Strong_20_Emphasis"><text:span text:style-name="T69"/></text:span></text:p>
      <text:list text:continue-numbering="true" text:style-name="L1">
        <text:list-item>
          <text:p text:style-name="P106"><text:bookmark-start text:name="__RefNumPara__12966_2272496019"/><text:span text:style-name="Strong_20_Emphasis"><text:span text:style-name="T90">Finish installation</text:span></text:span><text:bookmark-end text:name="__RefNumPara__12966_2272496019"/></text:p>
        </text:list-item>
      </text:list>
      <text:p text:style-name="P50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9"><text:span text:style-name="Strong_20_Emphasis"><text:span text:style-name="T66"><draw:control text:anchor-type="as-char" draw:z-index="5" draw:name="Vorm22" draw:style-name="gr1" draw:text-style-name="P10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8"><draw:control text:anchor-type="as-char" draw:z-index="11" draw:name="Vorm4_ 2" draw:style-name="gr1" draw:text-style-name="P107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8"><text:span text:style-name="Strong_20_Emphasis"><text:span text:style-name="T130">Follow the instructions on the </text:span></text:span><text:span text:style-name="Strong_20_Emphasis"><text:span text:style-name="T131">welcome screens</text:span></text:span><text:span text:style-name="Strong_20_Emphasis"><text:span text:style-name="T130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5"><text:span text:style-name="Strong_20_Emphasis"><text:span text:style-name="T29"><draw:control text:anchor-type="as-char" draw:z-index="25" draw:name="Vorm4" draw:style-name="gr1" draw:text-style-name="P107" svg:width="0.35cm" svg:height="0.35cm" draw:control="control24"/></text:span></text:span></text:p>
          </table:table-cell>
          <table:table-cell table:style-name="_33_._5f_Installatie_5f_afronden.C5" office:value-type="string">
            <text:p text:style-name="P101"><text:span text:style-name="Strong_20_Emphasis"><text:span text:style-name="T65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7">Super</text:span></text:span><text:span text:style-name="Strong_20_Emphasis"><text:span text:style-name="T44"> key</text:span></text:span><text:span text:style-name="Strong_20_Emphasis"><text:span text:style-name="T38"><text:note text:id="ftn7" text:note-class="footnote"><text:note-citation>1</text:note-citation><text:note-body><text:p text:style-name="P45"><text:span text:style-name="T179">The </text:span><text:span text:style-name="T178">Super</text:span><text:span text:style-name="T179"> key is the Windows key, Command key (Apple), or Magnifier key </text:span><text:span text:style-name="T180">(Chromebook)</text:span><text:span text:style-name="T179">.</text:span></text:p></text:note-body></text:note></text:span></text:span><text:span text:style-name="Strong_20_Emphasis"><text:span text:style-name="T132">, </text:span></text:span><text:span text:style-name="Strong_20_Emphasis"><text:span text:style-name="T136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6">ter</text:span></text:span><text:span text:style-name="Strong_20_Emphasis"><text:span text:style-name="T77">m</text:span></text:span><text:span text:style-name="Strong_20_Emphasis"><text:span text:style-name="T48"> </text:span></text:span><text:span text:style-name="Strong_20_Emphasis"><text:span text:style-name="T56">and click the </text:span></text:span><text:span text:style-name="Strong_20_Emphasis"><text:span text:style-name="T78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7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82"><text:span text:style-name="T14">Type these t</text:span><text:span text:style-name="T15">hree</text:span><text:span text:style-name="T14"> commands, each followed by the</text:span><text:span text:style-name="Strong_20_Emphasis"><text:span text:style-name="T48"> </text:span></text:span><text:span text:style-name="Strong_20_Emphasis"><text:span text:style-name="T138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3"><text:span text:style-name="User_20_Entry"><text:span text:style-name="T112">sudo</text:span></text:span><text:span text:style-name="User_20_Entry"><text:span text:style-name="T113"> </text:span></text:span><text:span text:style-name="User_20_Entry"><text:span text:style-name="T11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83"><text:span text:style-name="User_20_Entry"><text:span text:style-name="T113">wget karelzimmer.nl/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83"><text:span text:style-name="User_20_Entry"><text:span text:style-name="T113">bash 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2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5"><text:span text:style-name="Strong_20_Emphasis"><text:span text:style-name="T29"><draw:control text:anchor-type="as-char" draw:z-index="26" draw:name="Vorm 7" draw:style-name="gr1" draw:text-style-name="P107" svg:width="0.35cm" svg:height="0.35cm" draw:control="control25"/></text:span></text:span></text:p>
          </table:table-cell>
          <table:table-cell table:style-name="_33_._5f_Installatie_5f_afronden.C12" office:value-type="string">
            <text:p text:style-name="P99"><text:span text:style-name="Strong_20_Emphasis"><text:span text:style-name="T62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7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32">, </text:span></text:span><text:span text:style-name="Strong_20_Emphasis"><text:span text:style-name="T133">t</text:span></text:span><text:span text:style-name="Strong_20_Emphasis"><text:span text:style-name="T52">ype </text:span></text:span><text:span text:style-name="Strong_20_Emphasis"><text:span text:style-name="T82">menu</text:span></text:span><text:span text:style-name="Strong_20_Emphasis"><text:span text:style-name="T52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9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0"><text:span text:style-name="Strong_20_Emphasis"><text:span text:style-name="T51">Se</text:span></text:span><text:span text:style-name="Strong_20_Emphasis"><text:span text:style-name="T58">lect</text:span></text:span><text:span text:style-name="Strong_20_Emphasis"><text:span text:style-name="T51"> </text:span></text:span><text:span text:style-name="Strong_20_Emphasis"><text:span text:style-name="T89">3</text:span></text:span><text:span text:style-name="Strong_20_Emphasis"><text:span text:style-name="T120"> <text:s/></text:span></text:span><text:span text:style-name="Strong_20_Emphasis"><text:span text:style-name="T121">Finish installatio</text:span></text:span><text:span text:style-name="Strong_20_Emphasis"><text:span text:style-name="T122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4"><text:span text:style-name="Strong_20_Emphasis"><text:span text:style-name="T49">Follow the instructions on the screen.</text:span></text:span></text:p>
          </table:table-cell>
        </table:table-row>
      </table:table>
      <text:p text:style-name="P50"><text:span text:style-name="Strong_20_Emphasis"><text:span text:style-name="T33"><text:tab/></text:span></text:span></text:p>
      <text:p text:style-name="P51"><text:span text:style-name="Strong_20_Emphasis"><text:span text:style-name="T49"/></text:span></text:p>
      <text:list text:continue-numbering="true" text:style-name="L1">
        <text:list-item>
          <text:p text:style-name="P105"><text:span text:style-name="Strong_20_Emphasis"><text:span text:style-name="T16">P</text:span></text:span><text:span text:style-name="Strong_20_Emphasis"><text:span text:style-name="T230">rovision user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90"><text:span text:style-name="Strong_20_Emphasis"><text:span text:style-name="T66"><draw:control text:anchor-type="as-char" draw:z-index="7" draw:name="Vorm36_0" draw:style-name="gr1" draw:text-style-name="P107" svg:width="0.35cm" svg:height="0.35cm" draw:control="control6"/></text:span></text:span></text:p>
          </table:table-cell>
          <table:table-cell table:style-name="Tabel2.A1" office:value-type="string">
            <text:p text:style-name="P90"><text:span text:style-name="Strong_20_Emphasis"><text:span text:style-name="T66"><draw:control text:anchor-type="as-char" draw:z-index="8" draw:name="Vorm36_ 1" draw:style-name="gr1" draw:text-style-name="P107" svg:width="0.35cm" svg:height="0.35cm" draw:control="control7"/></text:span></text:span></text:p>
          </table:table-cell>
          <table:table-cell table:style-name="Tabel2.D1" office:value-type="string">
            <text:p text:style-name="P46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1"><text:note text:id="ftn8" text:note-class="footnote"><text:note-citation>1</text:note-citation><text:note-body><text:p text:style-name="P54"><text:span text:style-name="User_20_Entry"><text:span text:style-name="T125">Login any additional </text:span></text:span><text:span text:style-name="Definition"><text:span text:style-name="T226">USER</text:span></text:span><text:span text:style-name="User_20_Entry"><text:span text:style-name="T126">s </text:span></text:span><text:span text:style-name="User_20_Entry"><text:span text:style-name="T125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8"><draw:control text:anchor-type="as-char" draw:z-index="12" draw:name="Vorm4_ 3" draw:style-name="gr1" draw:text-style-name="P107" svg:width="0.35cm" svg:height="0.35cm" draw:control="control11"/></text:span></text:span></text:p>
          </table:table-cell>
          <table:table-cell table:style-name="Tabel2.D2" office:value-type="string">
            <text:p text:style-name="P30"><text:span text:style-name="Strong_20_Emphasis"><text:span text:style-name="T130">Follow the instructions on the </text:span></text:span><text:span text:style-name="Strong_20_Emphasis"><text:span text:style-name="T131">welcome screens</text:span></text:span><text:span text:style-name="Strong_20_Emphasis"><text:span text:style-name="T130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5"><text:span text:style-name="Strong_20_Emphasis"><text:span text:style-name="T29"><draw:control text:anchor-type="as-char" draw:z-index="27" draw:name="Vorm 8" draw:style-name="gr1" draw:text-style-name="P107" svg:width="0.35cm" svg:height="0.35cm" draw:control="control26"/></text:span></text:span></text:p>
          </table:table-cell>
          <table:table-cell table:style-name="Tabel2.A1" office:value-type="string">
            <text:p text:style-name="P95"><text:span text:style-name="Strong_20_Emphasis"><text:span text:style-name="T29"><draw:control text:anchor-type="as-char" draw:z-index="28" draw:name="Vorm 9" draw:style-name="gr1" draw:text-style-name="P107" svg:width="0.35cm" svg:height="0.35cm" draw:control="control27"/></text:span></text:span></text:p>
          </table:table-cell>
          <table:table-cell table:style-name="Tabel2.D5" office:value-type="string">
            <text:p text:style-name="P48"><text:span text:style-name="Strong_20_Emphasis"><text:span text:style-name="T63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7">Super</text:span></text:span><text:span text:style-name="Strong_20_Emphasis"><text:span text:style-name="T44"> key</text:span></text:span><text:span text:style-name="Strong_20_Emphasis"><text:span text:style-name="T38"><text:note text:id="ftn9" text:note-class="footnote"><text:note-citation>2</text:note-citation><text:note-body><text:p text:style-name="P45"><text:span text:style-name="T179">The </text:span><text:span text:style-name="T178">Super</text:span><text:span text:style-name="T179"> key is the Windows key, Command key (Apple), or Magnifier key </text:span><text:span text:style-name="T180">(Chromebook)</text:span><text:span text:style-name="T179">.</text:span></text:p></text:note-body></text:note></text:span></text:span><text:span text:style-name="Strong_20_Emphasis"><text:span text:style-name="T132">, </text:span></text:span><text:span text:style-name="Strong_20_Emphasis"><text:span text:style-name="T134">t</text:span></text:span><text:span text:style-name="Strong_20_Emphasis"><text:span text:style-name="T53">ype </text:span></text:span><text:span text:style-name="Strong_20_Emphasis"><text:span text:style-name="T83">menu</text:span></text:span><text:span text:style-name="Strong_20_Emphasis"><text:span text:style-name="T53"> and click on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7"><text:span text:style-name="Strong_20_Emphasis"><text:span text:style-name="T59">Select</text:span></text:span><text:span text:style-name="Strong_20_Emphasis"><text:span text:style-name="T51"> </text:span></text:span><text:span text:style-name="Strong_20_Emphasis"><text:span text:style-name="T89">4 <text:s/></text:span></text:span><text:span text:style-name="Strong_20_Emphasis"><text:span text:style-name="T79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5"><text:span text:style-name="Strong_20_Emphasis"><text:span text:style-name="T49">Follow the instructions on the screen.</text:span></text:span></text:p>
          </table:table-cell>
        </table:table-row>
      </table:table>
      <text:p text:style-name="P26"/>
      <text:p text:style-name="P27"/>
      <text:p text:style-name="P79"><text:span text:style-name="T145">End of checklist,</text:span><text:span text:style-name="T143"> </text:span><text:span text:style-name="T143"><text:user-field-get text:name="Distro">Debian</text:user-field-get></text:span><text:span text:style-name="T141"><text:s/></text:span><text:span text:style-name="T141"><text:user-field-get text:name="Version">12</text:user-field-get></text:span><text:span text:style-name="Strong_20_Emphasis"><text:span text:style-name="T142"><text:s/></text:span></text:span><text:span text:style-name="Strong_20_Emphasis"><text:span text:style-name="T144"><text:user-field-get text:name="Edition">Desktop</text:user-field-get></text:span></text:span><text:span text:style-name="Strong_20_Emphasis"><text:span text:style-name="T144"><text:s/></text:span></text:span><text:span text:style-name="Strong_20_Emphasis"><text:span text:style-name="T145">installation is complete.</text:span></text:span></text:p>
      <text:p text:style-name="P57"/>
      <text:p text:style-name="P67"><text:span text:style-name="Emphasis"><text:span text:style-name="T236">Written</text:span></text:span><text:span text:style-name="Emphasis"><text:span text:style-name="T235"> </text:span></text:span><text:span text:style-name="Emphasis"><text:span text:style-name="T236">by</text:span></text:span><text:span text:style-name="Emphasis"><text:span text:style-name="T23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48">Karel Zimmer</text:span></text:span></text:a><text:span text:style-name="Emphasis"><text:span text:style-name="T237">.</text:span></text:span></text:p>
      <text:p text:style-name="P68"><text:span text:style-name="Emphasis"><text:span text:style-name="T238">C</text:span></text:span><text:span text:style-name="Emphasis"><text:span text:style-name="T239">C0</text:span></text:span><text:span text:style-name="Emphasis"><text:span text:style-name="T237"> 1.0 </text:span></text:span><text:span text:style-name="Emphasis"><text:span text:style-name="T258">Universal</text:span></text:span><text:span text:style-name="Emphasis"><text:span text:style-name="T259"> </text:span></text:span><text:span text:style-name="Emphasis"><text:span text:style-name="T25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9"><text:s/></text:span></text:span><text:span text:style-name="Emphasis"><text:span text:style-name="T25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19T18:28:07.909756251">19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8:28:07.793728853</dc:date>
    <meta:keyword>Installatie</meta:keyword>
    <meta:keyword>Checklist</meta:keyword>
    <meta:keyword>Linux</meta:keyword>
    <meta:editing-cycles>6983</meta:editing-cycles>
    <meta:editing-duration>P12DT9H24M5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0" meta:word-count="559" meta:character-count="3425" meta:non-whitespace-character-count="2892"/>
    <meta:user-defined meta:name="Info 1"/>
    <meta:user-defined meta:name="Info 2"/>
    <meta:user-defined meta:name="Info 3"/>
    <meta:user-defined meta:name="Info 4"/>
  </office:meta>
</office:document-meta>
</file>